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6cm"/>
    </style:style>
    <style:style style:name="co3" style:family="table-column">
      <style:table-column-properties fo:break-before="auto" style:column-width="6.0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  <style:style style:name="T2" style:family="text">
      <style:text-properties fo:color="#141312" style:font-name="Monospace" fo:font-size="10pt" style:font-name-asian="Monospace" style:font-size-asian="10pt" style:font-name-complex="Monospace" style:font-size-complex="5.69999980926514pt"/>
    </style:style>
    <style:style style:name="T3" style:family="text">
      <style:text-properties fo:color="#800000" style:font-name="Monospace" fo:font-size="10pt" style:font-name-asian="Monospace" style:font-size-asian="10pt" style:font-name-complex="Monospace" style:font-size-complex="5.69999980926514pt"/>
    </style:style>
    <style:style style:name="T4" style:family="text">
      <style:text-properties fo:color="#0000f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lość bajtów</text:p>
          </table:table-cell>
          <table:table-cell office:value-type="string">
            <text:p>co</text:p>
          </table:table-cell>
          <table:table-cell office:value-type="string">
            <text:p>typ</text:p>
          </table:table-cell>
          <table:table-cell office:value-type="string">
            <text:p>zbiór wart.</text:p>
          </table:table-cell>
        </table:table-row>
        <table:table-row table:style-name="ro1">
          <table:table-cell table:style-name="ce1" office:value-type="string" table:number-columns-spanned="1" table:number-rows-spanned="5">
            <text:p>nagłówek</text:p>
          </table:table-cell>
          <table:table-cell office:value-type="float" office:value="4">
            <text:p>4</text:p>
          </table:table-cell>
          <table:table-cell office:value-type="string">
            <text:p>id sesji</text:p>
          </table:table-cell>
          <table:table-cell/>
          <table:table-cell office:value-type="string">
            <text:p>0-2^3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string">
            <text:p>źródło (strerownik, aplikacja, serwer)</text:p>
          </table:table-cell>
          <table:table-cell/>
          <table:table-cell office:value-type="string">
            <text:p>0- driver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string">
            <text:p>timestamp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string">
            <text:p>typ komunikatu</text:p>
          </table:table-cell>
          <table:table-cell/>
          <table:table-cell office:value-type="string">
            <text:p>session req,ack, check, confirm, update, close, objects, other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długość dany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ługość danych</text:p>
          </table:table-cell>
          <table:table-cell office:value-type="string">
            <text:p>dan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Format pakietu się zgadza, tak dla ścisłości użyłem struct z parametrem fmt = "!ibibh" który oznacza powyższy format – robiac pakiet zajrzyj do dokumentacji pythona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szczegolne komunikaty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>
            <text:p><text:span text:style-name="T1">SREQ,</text:span><text:span text:style-name="T2"> </text:span><text:span text:style-name="T1">SACK,</text:span><text:span text:style-name="T2"> </text:span><text:span text:style-name="T1">SDEN,CHECK,</text:span><text:span text:style-name="T2"> </text:span><text:span text:style-name="T1">CONFIRM,</text:span><text:span text:style-name="T2"> </text:span><text:span text:style-name="T1">UPDATE,</text:span><text:span text:style-name="T2"> </text:span><text:span text:style-name="T1">CLOSE,</text:span><text:span text:style-name="T2"> </text:span><text:span text:style-name="T1">OBJECT,</text:span><text:span text:style-name="T2"> </text:span><text:span text:style-name="T1">OTHER,</text:span><text:span text:style-name="T2"> </text:span><text:span text:style-name="T1">ERROR</text:span><text:span text:style-name="T2"> </text:span><text:span text:style-name="T1">=</text:span><text:span text:style-name="T2"> </text:span><text:span text:style-name="T1">range(</text:span><text:span text:style-name="T3">10</text:span>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szczególne źródła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>
            <text:p><text:span text:style-name="T4">DRIVER</text:span><text:span text:style-name="T1">,</text:span><text:span text:style-name="T2"> </text:span><text:span text:style-name="T1">APPLICATION,</text:span><text:span text:style-name="T2"> </text:span><text:span text:style-name="T1">SERVER</text:span><text:span text:style-name="T2"> </text:span><text:span text:style-name="T1">=</text:span><text:span text:style-name="T2"> </text:span><text:span text:style-name="T1">range(</text:span><text:span text:style-name="T3">3</text:span>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Uznalem ze nie da się zalogowac dopoki nie ma drivera. W przypadku proby klient dostaje odpowiedz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.sendData(Packet.packetFromContent(sid, Packet.Sources.SERVER, 0, Packet.Communicates.SDEN, "NO DRIVER").toString()) // tutaj sid = 0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>
            <text:p>W przypadku sukcesu zalogowania się dostaje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>
            <text:p><text:span text:style-name="T1">u.sendData(Packet.packetFromContent(sid,</text:span><text:span text:style-name="T2"> </text:span><text:span text:style-name="T1">Packet.Sources.SERVER,</text:span><text:span text:style-name="T2"> </text:span><text:span text:style-name="T3">0</text:span><text:span text:style-name="T1">,</text:span><text:span text:style-name="T2"> </text:span><text:span text:style-name="T1">Packet.Communicates.SACK,</text:span><text:span text:style-name="T2"> </text:span><text:span text:style-name="T1">str(sid)).toString()) //tutaj sidy sa takie same – nowo nadany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W przypadku złych danych dostaje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.sendData(Packet.packetFromContent(sid, Packet.Sources.SERVER, 0, Packet.Communicates.SDEN, "BAD CREDENTIALS").toString())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19.01.2010</text:date>, <text:time>18:12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12-02T11:56:33</meta:creation-date>
    <dc:date>2010-01-19T18:12:06</dc:date>
    <meta:editing-cycles>3</meta:editing-cycles>
    <meta:editing-duration>PT03H53M53S</meta:editing-duration>
    <meta:document-statistic meta:table-count="3" meta:cell-count="31" meta:object-count="0"/>
    <meta:user-defined meta:name="Informacja 1"/>
    <meta:user-defined meta:name="Informacja 2"/>
    <meta:user-defined meta:name="Informacja 3"/>
    <meta:user-defined meta:name="Informacja 4"/>
  </office:meta>
</office:document-meta>
</file>